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ecause I want to make state['wm'] a list I added a recursive part into the frozen dict algorithm (taken from a comment on the original post). <text:s/>I've been having problems getting this to work and I keep getting an error that lists are not hashable even though it works when I run it from the command line.</text:p>
      <text:p text:style-name="Standard"/>
      <text:p text:style-name="Standard">I closed the terminal and the file and now everything works!</text:p>
      <text:p text:style-name="Standard"/>
      <text:p text:style-name="Standard">I shouldn't need to encode the transitions that have zero probability(aka, states that cannot transition between each other).</text:p>
      <text:p text:style-name="Standard"/>
      <text:p text:style-name="Standard">When I check whether the transitions are all there I find that transitions[states[0],'ignore',states[0]] generates a key error, whereas transitions[states[0],'ignore',states[2]] does not. <text:s/>Both actions should be possible?</text:p>
      <text:p text:style-name="Standard"/>
      <text:p text:style-name="Standard">transitions[states[0],'replace',states[0]] and transitions[states[0],'replace',states[2]] both generate key errors.</text:p>
      <text:p text:style-name="Standard"/>
      <text:p text:style-name="Standard">It turned out that the for loop which assigned the list of stimuli wasn't correct and kept appending stim2.</text:p>
      <text:p text:style-name="Standard"/>
      <text:p text:style-name="Standard">States[2] was miscoded as stim2, stim2.</text:p>
      <text:p text:style-name="Standard"/>
      <text:p text:style-name="Standard">All the transitions look good!</text:p>
      <text:p text:style-name="Standard"/>
      <text:p text:style-name="Standard"/>
      <text:p text:style-name="Standard"/>
      <text:p text:style-name="Standard">Spoke to Paul about goals for the presentation:</text:p>
      <text:p text:style-name="Standard"/>
      <text:p text:style-name="Standard">Increase Capacity</text:p>
      <text:p text:style-name="Standard">Encode an ability to forget into the transition probabilities</text:p>
      <text:p text:style-name="Standard">make sure our model matches the experiment</text:p>
      <text:p text:style-name="Standard">validate model behavior </text:p>
      <text:p text:style-name="Standard">Define phenomena of WM (read some stuff online). <text:s/>Which ones does our model explain?</text:p>
      <text:p text:style-name="Standard">Maybe stuff about lesson spacing effect on long term memory</text:p>
      <text:p text:style-name="Standard">Is this model appropro?</text:p>
      <text:p text:style-name="Standard">What is this good for? Check out optimization stuff</text:p>
      <text:p text:style-name="Standard"/>
      <text:p text:style-name="Standard">in their model they consider working memory to be the q-table, whereas we consider strategy to be the q-table.</text:p>
      <text:p text:style-name="Standard"/>
      <text:p text:style-name="Standard">We could also assume that the brain has already adopted an optimal policy and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9T13:30:13</meta:creation-date>
    <dc:date>2014-06-19T16:48:45</dc:date>
    <meta:editing-duration>PT3H3M22S</meta:editing-duration>
    <meta:editing-cycles>3</meta:editing-cycles>
    <meta:generator>LibreOffice/3.5$Linux_x86 LibreOffice_project/350m1$Build-2</meta:generator>
    <meta:document-statistic meta:table-count="0" meta:image-count="0" meta:object-count="0" meta:page-count="1" meta:paragraph-count="19" meta:word-count="248" meta:character-count="1601" meta:non-whitespace-character-count="1363"/>
  </office:meta>
</office:document-meta>
</file>